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cm" draw:marker-end="Arrowheads_20_21" draw:marker-end-width="0.3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0.127cm" svg:y1="0.889cm" svg:x2="1.651cm" svg:y2="0.889cm" svg:d="M127 889h1524" svg:viewBox="0 0 1525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1" draw:display-name="Arrowheads 2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778cm" fo:page-height="1.7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2-12T15:11:26.098125862</dc:date>
    <meta:editing-duration>PT28M26S</meta:editing-duration>
    <meta:editing-cycles>7</meta:editing-cycles>
    <meta:generator>LibreOffice/7.3.7.2$Linux_X86_64 LibreOffice_project/30$Build-2</meta:generator>
    <meta:document-statistic meta:object-count="1"/>
  </office:meta>
</office:document-meta>
</file>